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18in" fo:break-before="auto" style:use-optimal-row-height="tru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9-11-30T18:29:30">
            <text:p>11/30/19 06:29 P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91in" draw:caption-point-x="-0.2402in" draw:caption-point-y="0.607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64in" draw:caption-point-x="-0.2402in" draw:caption-point-y="0.607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73in" draw:caption-point-x="-0.2051in" draw:caption-point-y="0.584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661in" draw:caption-point-x="-0.2402in" draw:caption-point-y="0.607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1008in" draw:caption-point-x="-0.2402in" draw:caption-point-y="0.607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358in" draw:caption-point-x="-0.2402in" draw:caption-point-y="0.607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705in" draw:caption-point-x="-0.2402in" draw:caption-point-y="0.607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1055in" draw:caption-point-x="-0.2402in" draw:caption-point-y="0.607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402in" draw:caption-point-x="-0.2402in" draw:caption-point-y="0.607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752in" draw:caption-point-x="-0.2402in" draw:caption-point-y="0.607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1098in" draw:caption-point-x="-0.2402in" draw:caption-point-y="0.607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776in" draw:caption-point-x="-0.2402in" draw:caption-point-y="0.607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E8">
            <text:p>05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E8sss]">
            <text:p>[195E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1.7114in" svg:height="0.3902in" svg:x="3.0008in" svg:y="5.4469in" draw:caption-point-x="-0.2402in" draw:caption-point-y="0.607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E8">
            <text:p>01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2]*2+[.W32])*8+[.X32];2);[.AA32];[.AM32];&quot;]&quot;)" office:value-type="string" office:string-value="[191E8sss]">
            <text:p>[191E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 (obsolete)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9E9">
            <text:p>09E9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9E9" table:number-columns-spanned="12" table:number-rows-spanned="1">
            <text:p>9E9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3]*2+[.W33])*8+[.X33];2);[.AA33];[.AM33];&quot;]&quot;)" office:value-type="string" office:string-value="[199E9sss]">
            <text:p>[199E9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 (obsolete)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 table:number-columns-spanned="2" table:number-rows-spanned="1">
            <text:p>1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 table:number-columns-spanned="2" table:number-rows-spanned="1">
            <text:p>1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5E9">
            <text:p>05E9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5E9" table:number-columns-spanned="12" table:number-rows-spanned="1">
            <text:p>5E9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5E9sss]">
            <text:p>[195E9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549">
            <text:p>05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549" table:number-columns-spanned="12" table:number-rows-spanned="1">
            <text:p>5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549sss]">
            <text:p>[195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  <draw:g table:end-cell-address="Headers.B46" table:end-x="0.1756in" table:end-y="0.1587in" draw:z-index="12">
              <draw:custom-shape draw:style-name="gr1" svg:width="0.0799in" svg:height="0.0972in" draw:transform="rotate (-1.57079632679579) translate (0.173228346456693in 0.0763779527559055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5in" svg:height="0.0972in" draw:transform="rotate (-1.57079632679579) translate (0.173228346456693in 0.23937007874015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7in" svg:height="0.0972in" draw:transform="rotate (-1.57079632679579) translate (0.175590551181102in 0.413385826771654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69291338582677in 0.580708661417323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299in" svg:x="0.0437in" svg:y="0.0035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1.9075in" table:end-y="0.1472in" draw:z-index="14" draw:style-name="gr2" draw:text-style-name="P1" svg:x1="1.9075in" svg:y1="0.0476in" svg:x2="1.5661in" svg:y2="2.4039in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2673in" table:end-y="0.0492in" draw:z-index="11" draw:style-name="gr3" draw:text-style-name="P1" svg:width="0.3051in" svg:height="0.1972in" svg:x="0.7701in" svg:y="0.0193in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0.8087in" table:end-y="0.0327in" draw:z-index="0" draw:style-name="gr4" draw:text-style-name="P1" svg:x1="0.3665in" svg:y1="1.285in" svg:x2="0.8087in" svg:y2="0.0339in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628in" draw:caption-point-x="-0.2402in" draw:caption-point-y="1.2772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>
            <draw:line table:end-cell-address="Headers.T63" table:end-x="0.2657in" table:end-y="0.124in" draw:z-index="7" draw:style-name="gr2" draw:text-style-name="P1" svg:x1="0.1406in" svg:y1="0.0173in" svg:x2="0.2657in" svg:y2="0.539in">
              <text:p/>
            </draw:line>
          </table:table-cell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12in" draw:z-index="4" draw:style-name="gr5" draw:text-style-name="P1" svg:width="0.1343in" svg:height="3.1685in" draw:transform="rotate (1.5707963267946) translate (0.113385826771654in 0.0637795275590551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0" table:end-x="0.1039in" table:end-y="0.139in" draw:z-index="6" draw:style-name="gr6" draw:text-style-name="P1" svg:x1="0.274in" svg:y1="0.0799in" svg:x2="0.0374in" svg:y2="1.4783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6in" draw:z-index="1" draw:style-name="gr5" draw:text-style-name="P1" svg:width="0.1343in" svg:height="4.7189in" draw:transform="rotate (1.5707963267946) translate (0.115748031496063in 0.0444881889763779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38in" table:end-y="0.0567in" draw:z-index="3" draw:style-name="gr6" draw:text-style-name="P1" svg:x1="0.1398in" svg:y1="0.0929in" svg:x2="0.3378in" svg:y2="0.8937in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38in" table:end-y="0.1382in" draw:z-index="10" draw:style-name="gr6" draw:text-style-name="P1" svg:x1="0.4039in" svg:y1="0.0327in" svg:x2="0.0717in" svg:y2="0.3055in">
              <text:p/>
            </draw:line>
          </table:table-cell>
          <table:table-cell table:style-name="Default">
            <draw:custom-shape table:end-cell-address="Headers.G64" table:end-x="0.1189in" table:end-y="0.1469in" draw:z-index="9" draw:style-name="gr5" draw:text-style-name="P1" svg:width="0.0476in" svg:height="0.3142in" draw:transform="rotate (1.5707963267946) translate (0.071259842519685in 0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8in" table:end-y="0.0724in" draw:z-index="13" draw:style-name="gr2" draw:text-style-name="P1" svg:x1="0.2602in" svg:y1="0.022in" svg:x2="0.0602in" svg:y2="0.5748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5" draw:text-style-name="P1" svg:width="0.1386in" svg:height="3.2807in" draw:transform="rotate (1.5707963267946) translate (0.64251968503937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343in" table:end-y="0.1177in" draw:z-index="2" draw:style-name="gr5" draw:text-style-name="P1" svg:width="0.1602in" svg:height="5.8744in" draw:transform="rotate (1.5707963267946) translate (0.0444881889763779in 0.10354330708661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  <draw:custom-shape table:end-cell-address="Headers.A102" table:end-x="0.1551in" table:end-y="0.0291in" draw:z-index="5" draw:style-name="gr5" draw:text-style-name="P1" svg:width="0.1547in" svg:height="5.0197in" draw:transform="rotate (1.5707963267946) translate (0.000393700787401575in 0.0322834645669291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5">
          <table:table-cell/>
          <table:table-cell table:style-name="ce25" table:formula="of:=NOW()" office:value-type="date" office:date-value="2019-11-30T18:29:30">
            <text:p>11/30/19 06:29 P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5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6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5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5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5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441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051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0.9898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5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0949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4173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739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0618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384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7067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0291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3516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5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3" office:value-type="string">
            <text:p><text:span text:style-name="T3">Simple Node Ident 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5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5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5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1248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4472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5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5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6.7697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5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6.9307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5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5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5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5" table:number-rows-repeated="3">
          <table:table-cell table:style-name="Default" table:number-columns-repeated="2"/>
          <table:table-cell table:number-columns-repeated="1022"/>
        </table:table-row>
        <table:table-row table:style-name="ro5" table:number-rows-repeated="654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l-10 30h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9-11-30">11/30/2019</text:date> <text:s text:c="2"/><text:time>18:29:29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11/30/2019</text:date>, <text:time>18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9-11-30T18:29:29</dc:date>
    <dc:creator>Jim Kueneman</dc:creator>
    <meta:editing-duration>P10DT22H16M49S</meta:editing-duration>
    <meta:editing-cycles>54</meta:editing-cycles>
    <meta:generator>OpenOffice/4.1.1$Unix OpenOffice.org_project/411m6$Build-9775</meta:generator>
    <meta:document-statistic meta:table-count="2" meta:cell-count="1425" meta:object-count="15"/>
  </office:meta>
</office:document-meta>
</file>